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19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2"/>
    <style:style style:name="ce4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5"/>
          <table:table-cell office:value-type="string">
            <text:p>Gewicht</text:p>
          </table:table-cell>
          <table:table-cell office:value-type="string">
            <text:p>Maße</text:p>
          </table:table-cell>
          <table:table-cell table:number-columns-repeated="2"/>
          <table:table-cell office:value-type="string">
            <text:p>Gewicht</text:p>
          </table:table-cell>
          <table:table-cell office:value-type="string">
            <text:p>Maße</text:p>
          </table:table-cell>
          <table:table-cell table:number-columns-repeated="2"/>
          <table:table-cell office:value-type="string">
            <text:p>Gewicht</text:p>
          </table:table-cell>
          <table:table-cell office:value-type="string">
            <text:p>Maße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25">
            <text:p>25.0</text:p>
          </table:table-cell>
          <table:table-cell table:style-name="ce1" office:value-type="float" office:value="12.6">
            <text:p>12.6</text:p>
          </table:table-cell>
          <table:table-cell/>
          <table:table-cell office:value-type="string">
            <text:p>Nd203</text:p>
          </table:table-cell>
          <table:table-cell office:value-type="float" office:value="0.009">
            <text:p>0.009</text:p>
          </table:table-cell>
          <table:table-cell office:value-type="float" office:value="0.16">
            <text:p>0.16</text:p>
          </table:table-cell>
          <table:table-cell/>
          <table:table-cell office:value-type="string">
            <text:p>Gd203</text:p>
          </table:table-cell>
          <table:table-cell office:value-type="float" office:value="0.01408">
            <text:p>0.01408</text:p>
          </table:table-cell>
          <table:table-cell office:value-type="float" office:value="0.16">
            <text:p>0.16</text:p>
          </table:table-cell>
          <table:table-cell/>
          <table:table-cell office:value-type="string">
            <text:p>Dy203</text:p>
          </table:table-cell>
          <table:table-cell office:value-type="float" office:value="0.0166">
            <text:p>0.0166</text:p>
          </table:table-cell>
          <table:table-cell office:value-type="float" office:value="0.16">
            <text:p>0.16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26">
            <text:p>26.0</text:p>
          </table:table-cell>
          <table:table-cell table:style-name="ce1" office:value-type="float" office:value="14.5">
            <text:p>14.5</text:p>
          </table:table-cell>
          <table:table-cell table:number-columns-repeated="15"/>
        </table:table-row>
        <table:table-row table:style-name="ro2">
          <table:table-cell/>
          <table:table-cell table:style-name="ce1" office:value-type="float" office:value="27">
            <text:p>27.0</text:p>
          </table:table-cell>
          <table:table-cell table:style-name="ce1" office:value-type="float" office:value="16.8">
            <text:p>16.8</text:p>
          </table:table-cell>
          <table:table-cell/>
          <table:table-cell office:value-type="float" office:value="2830">
            <text:p>2830</text:p>
          </table:table-cell>
          <table:table-cell table:style-name="ce3" office:value-type="float" office:value="1.2">
            <text:p>1.20</text:p>
          </table:table-cell>
          <table:table-cell table:style-name="ce4" office:value-type="float" office:value="7240">
            <text:p>7240</text:p>
          </table:table-cell>
          <table:table-cell office:value-type="string">
            <text:p>k/m</text:p>
          </table:table-cell>
          <table:table-cell office:value-type="float" office:value="2833">
            <text:p>2833</text:p>
          </table:table-cell>
          <table:table-cell table:style-name="ce3" office:value-type="float" office:value="1.15">
            <text:p>1.15</text:p>
          </table:table-cell>
          <table:table-cell office:value-type="float" office:value="7400">
            <text:p>7400</text:p>
          </table:table-cell>
          <table:table-cell office:value-type="string">
            <text:p>g/cm</text:p>
          </table:table-cell>
          <table:table-cell office:value-type="float" office:value="2835">
            <text:p>2835</text:p>
          </table:table-cell>
          <table:table-cell table:style-name="ce3" office:value-type="float" office:value="1.7">
            <text:p>1.70</text:p>
          </table:table-cell>
          <table:table-cell table:style-name="ce3" office:value-type="float" office:value="7800">
            <text:p>7800.00</text:p>
          </table:table-cell>
          <table:table-cell office:value-type="string">
            <text:p>g/cm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28">
            <text:p>28.0</text:p>
          </table:table-cell>
          <table:table-cell table:style-name="ce1" office:value-type="float" office:value="19.7">
            <text:p>19.7</text:p>
          </table:table-cell>
          <table:table-cell/>
          <table:table-cell office:value-type="float" office:value="2735">
            <text:p>2735</text:p>
          </table:table-cell>
          <table:table-cell table:style-name="ce3" office:value-type="float" office:value="2.21">
            <text:p>2.21</text:p>
          </table:table-cell>
          <table:table-cell table:number-columns-repeated="2"/>
          <table:table-cell office:value-type="float" office:value="2064">
            <text:p>2064</text:p>
          </table:table-cell>
          <table:table-cell table:style-name="ce3" office:value-type="float" office:value="1.32">
            <text:p>1.32</text:p>
          </table:table-cell>
          <table:table-cell table:number-columns-repeated="2"/>
          <table:table-cell office:value-type="float" office:value="1173">
            <text:p>1173</text:p>
          </table:table-cell>
          <table:table-cell table:style-name="ce3" office:value-type="float" office:value="1.5">
            <text:p>1.50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float" office:value="29">
            <text:p>29.0</text:p>
          </table:table-cell>
          <table:table-cell table:style-name="ce1" office:value-type="float" office:value="23.5">
            <text:p>23.5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4"/>
        </table:table-row>
        <table:table-row table:style-name="ro2">
          <table:table-cell/>
          <table:table-cell table:style-name="ce1" office:value-type="float" office:value="30">
            <text:p>30.0</text:p>
          </table:table-cell>
          <table:table-cell table:style-name="ce1" office:value-type="float" office:value="29.1">
            <text:p>29.1</text:p>
          </table:table-cell>
          <table:table-cell/>
          <table:table-cell office:value-type="float" office:value="2830">
            <text:p>2830</text:p>
          </table:table-cell>
          <table:table-cell table:style-name="ce3" office:value-type="float" office:value="1.9">
            <text:p>1.90</text:p>
          </table:table-cell>
          <table:table-cell table:number-columns-repeated="2"/>
          <table:table-cell office:value-type="float" office:value="2750">
            <text:p>2750</text:p>
          </table:table-cell>
          <table:table-cell table:style-name="ce3" office:value-type="float" office:value="1.75">
            <text:p>1.75</text:p>
          </table:table-cell>
          <table:table-cell table:number-columns-repeated="2"/>
          <table:table-cell office:value-type="float" office:value="2770">
            <text:p>2770</text:p>
          </table:table-cell>
          <table:table-cell table:style-name="ce3" office:value-type="float" office:value="1.8">
            <text:p>1.80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float" office:value="31">
            <text:p>31.0</text:p>
          </table:table-cell>
          <table:table-cell table:style-name="ce1" office:value-type="float" office:value="35">
            <text:p>35.0</text:p>
          </table:table-cell>
          <table:table-cell/>
          <table:table-cell office:value-type="float" office:value="2705">
            <text:p>2705</text:p>
          </table:table-cell>
          <table:table-cell table:style-name="ce3" office:value-type="float" office:value="1.9">
            <text:p>1.90</text:p>
          </table:table-cell>
          <table:table-cell table:number-columns-repeated="2"/>
          <table:table-cell office:value-type="float" office:value="1985">
            <text:p>1985</text:p>
          </table:table-cell>
          <table:table-cell table:style-name="ce3" office:value-type="float" office:value="1.4">
            <text:p>1.40</text:p>
          </table:table-cell>
          <table:table-cell table:number-columns-repeated="2"/>
          <table:table-cell office:value-type="float" office:value="1125">
            <text:p>1125</text:p>
          </table:table-cell>
          <table:table-cell table:style-name="ce3" office:value-type="float" office:value="1.6">
            <text:p>1.6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1" office:value-type="float" office:value="32">
            <text:p>32.0</text:p>
          </table:table-cell>
          <table:table-cell table:style-name="ce1" office:value-type="float" office:value="48">
            <text:p>48.0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table:style-name="ce1" office:value-type="float" office:value="33">
            <text:p>33.0</text:p>
          </table:table-cell>
          <table:table-cell table:style-name="ce1" office:value-type="float" office:value="73.5">
            <text:p>73.5</text:p>
          </table:table-cell>
          <table:table-cell/>
          <table:table-cell office:value-type="float" office:value="2775">
            <text:p>2775</text:p>
          </table:table-cell>
          <table:table-cell table:style-name="ce3" office:value-type="float" office:value="1.85">
            <text:p>1.85</text:p>
          </table:table-cell>
          <table:table-cell table:number-columns-repeated="2"/>
          <table:table-cell office:value-type="float" office:value="2780">
            <text:p>2780</text:p>
          </table:table-cell>
          <table:table-cell table:style-name="ce3" office:value-type="float" office:value="1.87">
            <text:p>1.87</text:p>
          </table:table-cell>
          <table:table-cell table:number-columns-repeated="2"/>
          <table:table-cell office:value-type="float" office:value="2835">
            <text:p>2835</text:p>
          </table:table-cell>
          <table:table-cell table:style-name="ce3" office:value-type="float" office:value="1.9">
            <text:p>1.90</text:p>
          </table:table-cell>
          <table:table-cell table:number-columns-repeated="2"/>
          <table:table-cell table:formula="of:=[.Q8]+[.Q9]" office:value-type="float" office:value="7">
            <text:p>7</text:p>
          </table:table-cell>
          <table:table-cell table:formula="of:=[.R8]+[.R9]" office:value-type="float" office:value="11">
            <text:p>11</text:p>
          </table:table-cell>
        </table:table-row>
        <table:table-row table:style-name="ro2">
          <table:table-cell/>
          <table:table-cell table:style-name="ce1" office:value-type="float" office:value="34">
            <text:p>34.0</text:p>
          </table:table-cell>
          <table:table-cell table:style-name="ce1" office:value-type="float" office:value="139">
            <text:p>139.0</text:p>
          </table:table-cell>
          <table:table-cell/>
          <table:table-cell office:value-type="float" office:value="2650">
            <text:p>2650</text:p>
          </table:table-cell>
          <table:table-cell table:style-name="ce3" office:value-type="float" office:value="1.8">
            <text:p>1.80</text:p>
          </table:table-cell>
          <table:table-cell table:number-columns-repeated="2"/>
          <table:table-cell office:value-type="float" office:value="2060">
            <text:p>2060</text:p>
          </table:table-cell>
          <table:table-cell table:style-name="ce3" office:value-type="float" office:value="1.41">
            <text:p>1.41</text:p>
          </table:table-cell>
          <table:table-cell table:number-columns-repeated="2"/>
          <table:table-cell office:value-type="float" office:value="1160">
            <text:p>1160</text:p>
          </table:table-cell>
          <table:table-cell table:style-name="ce3" office:value-type="float" office:value="1.59">
            <text:p>1.59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float" office:value="34.2">
            <text:p>34.2</text:p>
          </table:table-cell>
          <table:table-cell table:style-name="ce1" office:value-type="float" office:value="171">
            <text:p>171.0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4"/>
        </table:table-row>
        <table:table-row table:style-name="ro2">
          <table:table-cell/>
          <table:table-cell table:style-name="ce1" office:value-type="float" office:value="34.4">
            <text:p>34.4</text:p>
          </table:table-cell>
          <table:table-cell table:style-name="ce1" office:value-type="float" office:value="222">
            <text:p>222.0</text:p>
          </table:table-cell>
          <table:table-cell/>
          <table:table-cell office:value-type="float" office:value="2805">
            <text:p>2805</text:p>
          </table:table-cell>
          <table:table-cell table:style-name="ce3" office:value-type="float" office:value="1.85">
            <text:p>1.85</text:p>
          </table:table-cell>
          <table:table-cell table:number-columns-repeated="2"/>
          <table:table-cell office:value-type="float" office:value="2805">
            <text:p>2805</text:p>
          </table:table-cell>
          <table:table-cell table:style-name="ce3" office:value-type="float" office:value="1.89">
            <text:p>1.89</text:p>
          </table:table-cell>
          <table:table-cell table:number-columns-repeated="2"/>
          <table:table-cell office:value-type="float" office:value="2785">
            <text:p>2785</text:p>
          </table:table-cell>
          <table:table-cell table:style-name="ce3" office:value-type="float" office:value="1.81">
            <text:p>1.81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float" office:value="34.6">
            <text:p>34.6</text:p>
          </table:table-cell>
          <table:table-cell table:style-name="ce1" office:value-type="float" office:value="313">
            <text:p>313.0</text:p>
          </table:table-cell>
          <table:table-cell/>
          <table:table-cell office:value-type="float" office:value="2675">
            <text:p>2675</text:p>
          </table:table-cell>
          <table:table-cell table:style-name="ce3" office:value-type="float" office:value="1.76">
            <text:p>1.76</text:p>
          </table:table-cell>
          <table:table-cell table:number-columns-repeated="2"/>
          <table:table-cell office:value-type="float" office:value="1965">
            <text:p>1965</text:p>
          </table:table-cell>
          <table:table-cell table:style-name="ce3" office:value-type="float" office:value="1.4">
            <text:p>1.40</text:p>
          </table:table-cell>
          <table:table-cell table:number-columns-repeated="2"/>
          <table:table-cell office:value-type="float" office:value="1165">
            <text:p>1165</text:p>
          </table:table-cell>
          <table:table-cell table:style-name="ce3" office:value-type="float" office:value="1.7">
            <text:p>1.70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1" office:value-type="float" office:value="34.8">
            <text:p>34.8</text:p>
          </table:table-cell>
          <table:table-cell table:style-name="ce1" office:value-type="float" office:value="460">
            <text:p>460.0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1" office:value-type="float" office:value="34.9">
            <text:p>34.9</text:p>
          </table:table-cell>
          <table:table-cell table:style-name="ce1" office:value-type="float" office:value="602">
            <text:p>602.0</text:p>
          </table:table-cell>
          <table:table-cell/>
          <table:table-cell office:value-type="float" office:value="2825">
            <text:p>2825</text:p>
          </table:table-cell>
          <table:table-cell table:style-name="ce3" office:value-type="float" office:value="1.75">
            <text:p>1.75</text:p>
          </table:table-cell>
          <table:table-cell table:number-columns-repeated="2"/>
          <table:table-cell office:value-type="float" office:value="2835">
            <text:p>2835</text:p>
          </table:table-cell>
          <table:table-cell table:style-name="ce3" office:value-type="float" office:value="1.8">
            <text:p>1.80</text:p>
          </table:table-cell>
          <table:table-cell table:number-columns-repeated="2"/>
          <table:table-cell office:value-type="float" office:value="2805">
            <text:p>2805</text:p>
          </table:table-cell>
          <table:table-cell table:style-name="ce3" office:value-type="float" office:value="1.69">
            <text:p>1.69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1" office:value-type="float" office:value="35">
            <text:p>35.0</text:p>
          </table:table-cell>
          <table:table-cell table:style-name="ce1" office:value-type="float" office:value="810">
            <text:p>810.0</text:p>
          </table:table-cell>
          <table:table-cell/>
          <table:table-cell office:value-type="float" office:value="2680">
            <text:p>2680</text:p>
          </table:table-cell>
          <table:table-cell table:style-name="ce3" office:value-type="float" office:value="1.7">
            <text:p>1.70</text:p>
          </table:table-cell>
          <table:table-cell table:number-columns-repeated="2"/>
          <table:table-cell office:value-type="float" office:value="2060">
            <text:p>2060</text:p>
          </table:table-cell>
          <table:table-cell table:style-name="ce3" office:value-type="float" office:value="1.4">
            <text:p>1.40</text:p>
          </table:table-cell>
          <table:table-cell table:number-columns-repeated="2"/>
          <table:table-cell office:value-type="float" office:value="1160">
            <text:p>1160</text:p>
          </table:table-cell>
          <table:table-cell table:style-name="ce3" office:value-type="float" office:value="1.76">
            <text:p>1.76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ce1" office:value-type="float" office:value="35.1">
            <text:p>35.1</text:p>
          </table:table-cell>
          <table:table-cell table:style-name="ce1" office:value-type="float" office:value="895">
            <text:p>895.0</text:p>
          </table:table-cell>
          <table:table-cell table:number-columns-repeated="14"/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1" office:value-type="float" office:value="35.2">
            <text:p>35.2</text:p>
          </table:table-cell>
          <table:table-cell table:style-name="ce1" office:value-type="float" office:value="748">
            <text:p>748.0</text:p>
          </table:table-cell>
          <table:table-cell table:number-columns-repeated="14"/>
          <table:table-cell office:value-type="float" office:value="6">
            <text:p>6</text:p>
          </table:table-cell>
        </table:table-row>
        <table:table-row table:style-name="ro2">
          <table:table-cell/>
          <table:table-cell table:style-name="ce1" office:value-type="float" office:value="35.3">
            <text:p>35.3</text:p>
          </table:table-cell>
          <table:table-cell table:style-name="ce1" office:value-type="float" office:value="570">
            <text:p>570.0</text:p>
          </table:table-cell>
          <table:table-cell/>
          <table:table-cell table:style-name="ce2" table:formula="of:=([.E4]+[.E7]+[.E10]+[.E13]+[.E16])/5" office:value-type="float" office:value="2813">
            <text:p>2813</text:p>
          </table:table-cell>
          <table:table-cell table:style-name="ce2" table:formula="of:=([.F4]+[.F7]+[.F10]+[.F13]+[.F16])/5" office:value-type="float" office:value="1.71">
            <text:p>1.71</text:p>
          </table:table-cell>
          <table:table-cell table:number-columns-repeated="2"/>
          <table:table-cell table:style-name="ce2" table:formula="of:=([.I4]+[.I7]+[.I10]+[.I13]+[.I16])/5" office:value-type="float" office:value="2800.6">
            <text:p>2800.6</text:p>
          </table:table-cell>
          <table:table-cell table:style-name="ce2" table:formula="of:=([.J4]+[.J7]+[.J10]+[.J13]+[.J16])/5" office:value-type="float" office:value="1.692">
            <text:p>1.692</text:p>
          </table:table-cell>
          <table:table-cell table:number-columns-repeated="2"/>
          <table:table-cell table:style-name="ce2" table:formula="of:=([.M4]+[.M7]+[.M10]+[.M13]+[.M16])/5" office:value-type="float" office:value="2806">
            <text:p>2806</text:p>
          </table:table-cell>
          <table:table-cell table:style-name="ce2" table:formula="of:=([.N4]+[.N7]+[.N10]+[.N13]+[.N16])/5" office:value-type="float" office:value="1.78">
            <text:p>1.78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2">
          <table:table-cell/>
          <table:table-cell table:style-name="ce1" office:value-type="float" office:value="35.4">
            <text:p>35.4</text:p>
          </table:table-cell>
          <table:table-cell table:style-name="ce1" office:value-type="float" office:value="431">
            <text:p>431.0</text:p>
          </table:table-cell>
          <table:table-cell/>
          <table:table-cell table:style-name="ce2" table:formula="of:=([.E5]+[.E8]+[.E11]+[.E14]+[.E17])/5" office:value-type="float" office:value="2689">
            <text:p>2689</text:p>
          </table:table-cell>
          <table:table-cell table:style-name="ce2" table:formula="of:=([.F5]+[.F8]+[.F11]+[.F14]+[.F17])/5" office:value-type="float" office:value="1.874">
            <text:p>1.874</text:p>
          </table:table-cell>
          <table:table-cell table:number-columns-repeated="2"/>
          <table:table-cell table:style-name="ce2" table:formula="of:=([.I5]+[.I8]+[.I11]+[.I14]+[.I17])/5" office:value-type="float" office:value="2026.8">
            <text:p>2026.8</text:p>
          </table:table-cell>
          <table:table-cell table:style-name="ce2" table:formula="of:=([.J5]+[.J8]+[.J11]+[.J14]+[.J17])/5" office:value-type="float" office:value="1.386">
            <text:p>1.386</text:p>
          </table:table-cell>
          <table:table-cell table:number-columns-repeated="2"/>
          <table:table-cell table:style-name="ce2" table:formula="of:=([.M5]+[.M8]+[.M11]+[.M14]+[.M17])/5" office:value-type="float" office:value="1156.6">
            <text:p>1156.6</text:p>
          </table:table-cell>
          <table:table-cell table:style-name="ce2" table:formula="of:=([.N5]+[.N8]+[.N11]+[.N14]+[.N17])/5" office:value-type="float" office:value="1.63">
            <text:p>1.63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2">
          <table:table-cell/>
          <table:table-cell table:style-name="ce1" office:value-type="float" office:value="35.6">
            <text:p>35.6</text:p>
          </table:table-cell>
          <table:table-cell table:style-name="ce1" office:value-type="float" office:value="297">
            <text:p>297.0</text:p>
          </table:table-cell>
          <table:table-cell/>
          <table:table-cell table:formula="of:=[.E20]-[.E21]" office:value-type="float" office:value="124">
            <text:p>124</text:p>
          </table:table-cell>
          <table:table-cell table:formula="of:=ABS([.F21]-[.F20])" office:value-type="float" office:value="0.164">
            <text:p>0.164</text:p>
          </table:table-cell>
          <table:table-cell table:number-columns-repeated="2"/>
          <table:table-cell table:formula="of:=[.I20]-[.I21]" office:value-type="float" office:value="773.8">
            <text:p>773.8</text:p>
          </table:table-cell>
          <table:table-cell table:formula="of:=ABS([.J21]-[.J20])" office:value-type="float" office:value="0.306">
            <text:p>0.306</text:p>
          </table:table-cell>
          <table:table-cell table:number-columns-repeated="2"/>
          <table:table-cell table:formula="of:=[.M20]-[.M21]" office:value-type="float" office:value="1649.4">
            <text:p>1649.4</text:p>
          </table:table-cell>
          <table:table-cell table:formula="of:=ABS([.N21]-[.N20])" office:value-type="float" office:value="0.15">
            <text:p>0.15</text:p>
          </table:table-cell>
          <table:table-cell table:number-columns-repeated="3"/>
          <table:table-cell office:value-type="float" office:value="9">
            <text:p>9</text:p>
          </table:table-cell>
        </table:table-row>
        <table:table-row table:style-name="ro2">
          <table:table-cell/>
          <table:table-cell table:style-name="ce1" office:value-type="float" office:value="35.8">
            <text:p>35.8</text:p>
          </table:table-cell>
          <table:table-cell table:style-name="ce1" office:value-type="float" office:value="216">
            <text:p>216.0</text:p>
          </table:table-cell>
          <table:table-cell/>
          <table:table-cell table:formula="of:=SQRT((POWER([.E4]-[.E20];2)+POWER([.E7]-[.E20];2)+POWER([.E10]-[.E20];2)+POWER([.E13]-[.E20];2)+POWER([.E16]-[.E20];2))/4)" office:value-type="float" office:value="23.6114379062352">
            <text:p>23.6114379062</text:p>
          </table:table-cell>
          <table:table-cell table:formula="of:=SQRT((POWER([.F4]-[.F20];2)+POWER([.F7]-[.F20];2)+POWER([.F10]-[.F20];2)+POWER([.F13]-[.F20];2)+POWER([.F16]-[.F20];2))/4)" office:value-type="float" office:value="0.290258505474">
            <text:p>0.2902585055</text:p>
          </table:table-cell>
          <table:table-cell table:number-columns-repeated="2"/>
          <table:table-cell table:formula="of:=SQRT((POWER([.I4]-[.I20];2)+POWER([.I7]-[.I20];2)+POWER([.I10]-[.I20];2)+POWER([.I13]-[.I20];2)+POWER([.I16]-[.I20];2))/4)" office:value-type="float" office:value="36.184250717681">
            <text:p>36.1842507177</text:p>
          </table:table-cell>
          <table:table-cell table:formula="of:=SQRT((POWER([.J4]-[.J20];2)+POWER([.J7]-[.J20];2)+POWER([.J10]-[.J20];2)+POWER([.J13]-[.J20];2)+POWER([.J16]-[.J20];2))/4)" office:value-type="float" office:value="0.308090895678532">
            <text:p>0.3080908957</text:p>
          </table:table-cell>
          <table:table-cell table:number-columns-repeated="2"/>
          <table:table-cell table:formula="of:=SQRT((POWER([.M4]-[.M20];2)+POWER([.M7]-[.M20];2)+POWER([.M10]-[.M20];2)+POWER([.M13]-[.M20];2)+POWER([.M16]-[.M20];2))/4)" office:value-type="float" office:value="29.2403830344269">
            <text:p>29.2403830344</text:p>
          </table:table-cell>
          <table:table-cell table:formula="of:=SQRT((POWER([.N4]-[.N20];2)+POWER([.N7]-[.N20];2)+POWER([.N10]-[.N20];2)+POWER([.N13]-[.N20];2)+POWER([.N16]-[.N20];2))/4)" office:value-type="float" office:value="0.0868907359849138">
            <text:p>0.086890736</text:p>
          </table:table-cell>
          <table:table-cell table:number-columns-repeated="3"/>
          <table:table-cell office:value-type="float" office:value="10">
            <text:p>10</text:p>
          </table:table-cell>
        </table:table-row>
        <table:table-row table:style-name="ro2">
          <table:table-cell/>
          <table:table-cell table:style-name="ce1" office:value-type="float" office:value="36">
            <text:p>36.0</text:p>
          </table:table-cell>
          <table:table-cell table:style-name="ce1" office:value-type="float" office:value="168">
            <text:p>168.0</text:p>
          </table:table-cell>
          <table:table-cell/>
          <table:table-cell table:formula="of:=SQRT((POWER([.E5]-[.E21];2)+POWER([.E8]-[.E21];2)+POWER([.E11]-[.E21];2)+POWER([.E14]-[.E21];2)+POWER([.E17]-[.E21];2))/4)" office:value-type="float" office:value="32.2877685819259">
            <text:p>32.2877685819</text:p>
          </table:table-cell>
          <table:table-cell table:formula="of:=SQRT((POWER([.F5]-[.F21];2)+POWER([.F8]-[.F21];2)+POWER([.F11]-[.F21];2)+POWER([.F14]-[.F21];2)+POWER([.F17]-[.F21];2))/4)" office:value-type="float" office:value="0.201444781515928">
            <text:p>0.2014447815</text:p>
          </table:table-cell>
          <table:table-cell table:number-columns-repeated="2"/>
          <table:table-cell table:formula="of:=SQRT((POWER([.I5]-[.I21];2)+POWER([.I8]-[.I21];2)+POWER([.I11]-[.I21];2)+POWER([.I14]-[.I21];2)+POWER([.I17]-[.I21];2))/4)" office:value-type="float" office:value="47.8403595304216">
            <text:p>47.8403595304</text:p>
          </table:table-cell>
          <table:table-cell table:formula="of:=SQRT((POWER([.J5]-[.J21];2)+POWER([.J8]-[.J21];2)+POWER([.J11]-[.J21];2)+POWER([.J14]-[.J21];2)+POWER([.J17]-[.J21];2))/4)" office:value-type="float" office:value="0.0371483512420134">
            <text:p>0.0371483512</text:p>
          </table:table-cell>
          <table:table-cell table:number-columns-repeated="2"/>
          <table:table-cell table:formula="of:=SQRT((POWER([.M5]-[.M21];2)+POWER([.M8]-[.M21];2)+POWER([.M11]-[.M21];2)+POWER([.M14]-[.M21];2)+POWER([.M17]-[.M21];2))/4)" office:value-type="float" office:value="18.4472220130837">
            <text:p>18.4472220131</text:p>
          </table:table-cell>
          <table:table-cell table:formula="of:=SQRT((POWER([.N5]-[.N21];2)+POWER([.N8]-[.N21];2)+POWER([.N11]-[.N21];2)+POWER([.N14]-[.N21];2)+POWER([.N17]-[.N21];2))/4)" office:value-type="float" office:value="0.101488915650922">
            <text:p>0.1014889157</text:p>
          </table:table-cell>
          <table:table-cell table:number-columns-repeated="3"/>
          <table:table-cell office:value-type="float" office:value="11">
            <text:p>11</text:p>
          </table:table-cell>
        </table:table-row>
        <table:table-row table:style-name="ro1">
          <table:table-cell table:number-columns-repeated="3"/>
          <table:table-cell office:value-type="string">
            <text:p>konstante</text:p>
          </table:table-cell>
          <table:table-cell table:formula="of:=[.G2]*[.G4]/[.F2]*0.0000866" office:value-type="float" office:value="11.1463822222222">
            <text:p>11.1463822222</text:p>
          </table:table-cell>
          <table:table-cell table:number-columns-repeated="3"/>
          <table:table-cell table:formula="of:=[.K2]*[.K4]/[.J2]*0.0000866" office:value-type="float" office:value="7.28227272727273">
            <text:p>7.2822727273</text:p>
          </table:table-cell>
          <table:table-cell table:number-columns-repeated="3"/>
          <table:table-cell table:formula="of:=[.O2]*[.O4]/[.N2]*0.0000866" office:value-type="float" office:value="6.51065060240964">
            <text:p>6.5106506024</text:p>
          </table:table-cell>
          <table:table-cell table:number-columns-repeated="4"/>
          <table:table-cell office:value-type="float" office:value="12">
            <text:p>12</text:p>
          </table:table-cell>
        </table:table-row>
        <table:table-row table:style-name="ro2">
          <table:table-cell table:number-columns-repeated="18"/>
        </table:table-row>
        <table:table-row table:style-name="ro1">
          <table:table-cell/>
          <table:table-cell office:value-type="string">
            <text:p>Eingang</text:p>
          </table:table-cell>
          <table:table-cell/>
          <table:table-cell office:value-type="string">
            <text:p>magn.Susz</text:p>
          </table:table-cell>
          <table:table-cell table:formula="of:=2*([.E22])/998*[.E25]/1000" office:value-type="float" office:value="0.00276984247606324">
            <text:p>0.0027698425</text:p>
          </table:table-cell>
          <table:table-cell table:formula="of:=2*([.E22])/[.E20]*0.16*[.G4]/[.F2]" office:value-type="float" office:value="11347.4424299878">
            <text:p>11347.4424299878</text:p>
          </table:table-cell>
          <table:table-cell/>
          <table:table-cell office:value-type="string">
            <text:p>magn.Susz</text:p>
          </table:table-cell>
          <table:table-cell table:formula="of:=2*([.I22])/998*[.I25]/1000" office:value-type="float" office:value="0.0112926305337949">
            <text:p>0.0112926305</text:p>
          </table:table-cell>
          <table:table-cell table:formula="of:=2*([.I22])/[.I20]*0.16*[.K4]/[.J2]" office:value-type="float" office:value="46468.2892626905">
            <text:p>46468.2892626905</text:p>
          </table:table-cell>
          <table:table-cell/>
          <table:table-cell office:value-type="string">
            <text:p>magn.Susz</text:p>
          </table:table-cell>
          <table:table-cell table:formula="of:=2*([.M22])/998*[.M25]/1000" office:value-type="float" office:value="0.0215203749571432">
            <text:p>0.021520375</text:p>
          </table:table-cell>
          <table:table-cell table:formula="of:=2*([.M22])/[.M20]*0.16*[.O4]/[.N2]" office:value-type="float" office:value="88384.2368762291">
            <text:p>88384.236876229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">
            <text:p>0.4</text:p>
          </table:table-cell>
          <table:table-cell office:value-type="string">
            <text:p>V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fehler:</text:p>
          </table:table-cell>
          <table:table-cell table:formula="of:=2*([.E21]/([.E20]*[.E20]*[.E25])*[.E23]-1/([.E20]*[.E25])*[.E24])" office:value-type="float" office:value="-0.000619819358582508">
            <text:p>-0.0006198194</text:p>
          </table:table-cell>
          <table:table-cell table:number-columns-repeated="3"/>
          <table:table-cell table:formula="of:=2*([.I21]/([.I20]*[.I20]*[.I25])*[.I23]-1/([.I20]*[.I25])*[.I24])" office:value-type="float" office:value="-0.00212346419121119">
            <text:p>-0.0021234642</text:p>
          </table:table-cell>
          <table:table-cell table:number-columns-repeated="3"/>
          <table:table-cell table:formula="of:=2*([.M21]/([.M20]*[.M20]*[.M25])*[.M23]-1/([.M20]*[.M25])*[.M24])" office:value-type="float" office:value="-0.000700062634987408">
            <text:p>-0.000700062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Qreal</text:p>
          </table:table-cell>
          <table:table-cell table:number-columns-repeated="16"/>
        </table:table-row>
        <table:table-row table:style-name="ro1">
          <table:table-cell/>
          <table:table-cell table:formula="of:=[.F2]/([.G2]*[.G4])" office:value-type="float" office:value="0.00000776933701657459">
            <text:p>7.76933701657459E-006</text:p>
          </table:table-cell>
          <table:table-cell table:formula="of:=[.J2]/([.K2]*[.K4])" office:value-type="float" office:value="0.0000118918918918919">
            <text:p>1.18918918918919E-005</text:p>
          </table:table-cell>
          <table:table-cell office:value-type="string">
            <text:p>Suszep Spannnung</text:p>
          </table:table-cell>
          <table:table-cell table:formula="of:=4*[.E25]*[.E32]/[.E33]" office:value-type="float" office:value="18.2800668444445">
            <text:p>18.2800668444</text:p>
          </table:table-cell>
          <table:table-cell table:number-columns-repeated="13"/>
        </table:table-row>
        <table:table-row table:style-name="ro2">
          <table:table-cell table:number-columns-repeated="4"/>
          <table:table-cell table:formula="of:=[.F22]" office:value-type="float" office:value="0.164">
            <text:p>0.164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float" office:value="0.4">
            <text:p>0.4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1)</text:p>
          </table:table-cell>
          <table:table-cell table:number-columns-repeated="16"/>
        </table:table-row>
        <table:table-row table:style-name="ro2" table:number-rows-repeated="1048541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number:number-style style:name="N120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 style:data-style-name="N2" text:time-value="0000-00-00T20:32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9T14:51:07</meta:creation-date>
    <dc:date>2013-04-29T21:01:40</dc:date>
    <meta:editing-duration>PT3H36M10S</meta:editing-duration>
    <meta:editing-cycles>7</meta:editing-cycles>
    <meta:generator>LibreOffice/4.0.2.2$Linux_X86_64 LibreOffice_project/400m0$Build-2</meta:generator>
    <meta:document-statistic meta:table-count="1" meta:cell-count="203" meta:object-count="0"/>
  </office:meta>
</office:document-meta>
</file>